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StarSymbol" svg:font-family="Star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cc80b4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8cm" draw:marker-start-center="false" draw:marker-end-width="0.228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75ab24" draw:marker-start="Arrow_20_concave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ad649a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Arrow_20_concave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94bd5e" draw:marker-start="Arrow_20_concave" draw:marker-start-width="0.22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94bd5e" draw:marker-start-width="0.33cm" draw:marker-start-center="false" draw:marker-end-width="0.3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806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19cm" svg:stroke-color="#ad649a" draw:marker-start="Arrow_20_concave" draw:marker-start-width="0.22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1.179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1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4054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7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none" draw:stroke-dash="Dashed_20__28_var_29__20_4055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7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405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svg:stroke-width="0.019cm" svg:stroke-color="#ad649a" draw:marker-start="Arrow_20_concave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4057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7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draw:stroke-dash="Dashed_20__28_var_29__20_4058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7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405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747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OpenSymbol" fo:font-size="9pt" fo:font-style="normal" fo:text-shadow="none" style:text-underline-style="none" fo:font-weight="normal" style:font-name-asian="StarSymbol" style:font-size-asian="24pt" style:font-style-asian="normal" style:font-weight-asian="normal" style:font-name-complex="StarSymbol" style:font-size-complex="2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/>
    </style:style>
    <style:style style:name="T4" style:family="text">
      <style:text-properties fo:color="#ad649a" style:text-outline="false" style:text-line-through-style="none" style:text-line-through-type="none" style:font-name="Times New Roman" fo:font-size="11pt" fo:font-style="italic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Bitstream Vera Sans1" style:font-size-asian="24pt" style:font-style-asian="normal" style:font-weight-asian="normal" style:font-name-complex="Bitstream Vera Sans1" style:font-size-complex="24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Bitstream Vera Sans" style:font-size-asian="24pt" style:font-style-asian="normal" style:font-weight-asian="normal" style:font-name-complex="Bitstream Vera Sans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1.004cm" svg:height="0.881cm" svg:x="7.4cm" svg:y="15.425cm">
            <text:p text:style-name="P1"><text:span text:style-name="T1">...</text:span></text:p>
          </draw:rect>
          <draw:rect draw:style-name="gr2" draw:text-style-name="P3" draw:layer="layout" svg:width="2.611cm" svg:height="0.879cm" svg:x="3.789cm" svg:y="14.55cm">
            <text:p text:style-name="P1"><text:span text:style-name="T1">Doses d’huile </text:span></text:p>
          </draw:rect>
          <draw:rect draw:style-name="gr2" draw:text-style-name="P3" draw:layer="layout" svg:width="2.611cm" svg:height="0.881cm" svg:x="3.789cm" svg:y="15.425cm">
            <text:p text:style-name="P1"><text:span text:style-name="T1">Doses de super</text:span></text:p>
          </draw:rect>
          <draw:rect draw:style-name="gr2" draw:text-style-name="P3" draw:layer="layout" svg:width="1.004cm" svg:height="0.879cm" svg:x="6.4cm" svg:y="14.55cm">
            <text:p text:style-name="P1"><text:span text:style-name="T1">2</text:span></text:p>
          </draw:rect>
          <draw:rect draw:style-name="gr2" draw:text-style-name="P3" draw:layer="layout" svg:width="1.004cm" svg:height="0.879cm" svg:x="7.4cm" svg:y="14.55cm">
            <text:p text:style-name="P1"><text:span text:style-name="T1">...</text:span></text:p>
          </draw:rect>
          <draw:rect draw:style-name="gr2" draw:text-style-name="P3" draw:layer="layout" svg:width="1.004cm" svg:height="0.881cm" svg:x="6.4cm" svg:y="15.425cm">
            <text:p text:style-name="P1"><text:span text:style-name="T1">3</text:span></text:p>
          </draw:rect>
          <draw:rect draw:style-name="gr3" draw:text-style-name="P4" draw:layer="layout" svg:width="1.004cm" svg:height="1.754cm" svg:x="6.4cm" svg:y="14.55cm">
            <text:p/>
          </draw:rect>
          <draw:line draw:style-name="gr4" draw:text-style-name="P5" draw:layer="layout" svg:x1="6.901cm" svg:y1="14.444cm" svg:x2="6.901cm" svg:y2="14.072cm">
            <text:p/>
          </draw:line>
          <draw:line draw:style-name="gr5" draw:text-style-name="P5" draw:layer="layout" svg:x1="6.9cm" svg:y1="14.072cm" svg:x2="5.401cm" svg:y2="14.072cm">
            <text:p/>
          </draw:line>
          <draw:ellipse draw:style-name="gr6" draw:text-style-name="P5" draw:layer="layout" svg:width="2.246cm" svg:height="1.004cm" svg:x="7.29cm" svg:y="14.95cm" draw:kind="arc" draw:start-angle="269.81" draw:end-angle="90.2">
            <text:p/>
          </draw:ellipse>
          <draw:ellipse draw:style-name="gr7" draw:text-style-name="P6" draw:layer="layout" svg:width="1.253cm" svg:height="0.502cm" svg:x="8.971cm" svg:y="15.166cm">
            <text:p text:style-name="P1"><text:span text:style-name="T2">×</text:span><text:span text:style-name="T3"> </text:span><text:span text:style-name="T4">h</text:span></text:p>
          </draw:ellipse>
          <draw:line draw:style-name="gr8" draw:text-style-name="P7" draw:layer="layout" svg:x1="9.947cm" svg:y1="14.943cm" svg:x2="9.947cm" svg:y2="14.282cm">
            <text:p/>
          </draw:line>
          <draw:rect draw:style-name="gr9" draw:text-style-name="P3" draw:layer="layout" svg:width="7.25cm" svg:height="0.974cm" svg:x="8.465cm" svg:y="13.365cm">
            <text:p text:style-name="P1"><text:span text:style-name="T1">Le nombre </text:span><text:span text:style-name="T4">h</text:span><text:span text:style-name="T1"> vérifie : 3 </text:span><text:span text:style-name="T2">×</text:span><text:span text:style-name="T5"> </text:span><text:span text:style-name="T4">h</text:span><text:span text:style-name="T5"> =2</text:span></text:p>
          </draw:rect>
          <draw:frame draw:style-name="gr10" draw:text-style-name="P9" draw:layer="layout" svg:width="2.885cm" svg:height="1.056cm" svg:x="10.688cm" svg:y="14.391cm">
            <draw:text-box>
              <text:p text:style-name="P8"><text:span text:style-name="T6">Donc :</text:span><text:span text:style-name="T6"><text:tab/></text:span><text:span text:style-name="T4">h</text:span><text:span text:style-name="T6"> = </text:span></text:p>
            </draw:text-box>
          </draw:frame>
          <draw:line draw:style-name="gr11" draw:text-style-name="P7" draw:layer="layout" svg:x1="12.958cm" svg:y1="15.251cm" svg:x2="12.96cm" svg:y2="15.727cm">
            <text:p/>
          </draw:line>
          <draw:line draw:style-name="gr11" draw:text-style-name="P7" draw:layer="layout" svg:x1="9.947cm" svg:y1="14.944cm" svg:x2="9.947cm" svg:y2="14.284cm">
            <text:p/>
          </draw:line>
          <draw:frame draw:style-name="gr12" draw:text-style-name="P9" draw:layer="layout" svg:width="2.339cm" svg:height="1.429cm" svg:x="13.012cm" svg:y="15.393cm">
            <draw:text-box>
              <text:p text:style-name="P8"><text:span text:style-name="T4">h</text:span><text:span text:style-name="T6"> est le </text:span></text:p>
              <text:p text:style-name="P8"><text:span text:style-name="T6">quotient de </text:span></text:p>
              <text:p text:style-name="P8"><text:span text:style-name="T6">2 par 3</text:span></text:p>
            </draw:text-box>
          </draw:frame>
          <draw:line draw:style-name="gr5" draw:text-style-name="P7" draw:layer="layout" svg:x1="12.96cm" svg:y1="15.729cm" svg:x2="13.226cm" svg:y2="15.729cm">
            <text:p/>
          </draw:line>
          <draw:frame draw:style-name="gr13" draw:text-style-name="P9" draw:layer="layout" svg:width="6.848cm" svg:height="1.37cm" svg:x="10.635cm" svg:y="17.067cm">
            <draw:text-box>
              <text:p text:style-name="P8"><text:span text:style-name="T7">Donc Dose d’huile =</text:span></text:p>
              <text:p text:style-name="P8"><text:span text:style-name="T7"/></text:p>
              <text:p text:style-name="P8"><text:span text:style-name="T7">=   <text:s/></text:span><text:span text:style-name="T2">×</text:span><text:span text:style-name="T8"> Dose de super</text:span></text:p>
            </draw:text-box>
          </draw:frame>
          <draw:g>
            <draw:frame draw:style-name="gr14" draw:text-style-name="P10" draw:layer="layout" svg:width="0.304cm" svg:height="0.47cm" svg:x="12.827cm" svg:y="14.406cm">
              <draw:text-box>
                <text:p text:style-name="P1"><text:span text:style-name="T6">2</text:span></text:p>
              </draw:text-box>
            </draw:frame>
            <draw:frame draw:style-name="gr15" draw:text-style-name="P10" draw:layer="layout" svg:width="0.304cm" svg:height="0.47cm" svg:x="12.827cm" svg:y="14.875cm">
              <draw:text-box>
                <text:p text:style-name="P1"><text:span text:style-name="T6">3</text:span></text:p>
              </draw:text-box>
            </draw:frame>
            <draw:line draw:style-name="gr16" draw:text-style-name="P11" draw:layer="layout" svg:x1="12.833cm" svg:y1="14.824cm" svg:x2="13.115cm" svg:y2="14.824cm">
              <text:p/>
            </draw:line>
          </draw:g>
          <draw:line draw:style-name="gr17" draw:text-style-name="P5" draw:layer="layout" svg:x1="6.901cm" svg:y1="14.444cm" svg:x2="6.901cm" svg:y2="14.072cm">
            <text:p/>
          </draw:line>
          <draw:g>
            <draw:frame draw:style-name="gr18" draw:text-style-name="P10" draw:layer="layout" svg:width="0.304cm" svg:height="0.47cm" svg:x="11.217cm" svg:y="17.8cm">
              <draw:text-box>
                <text:p text:style-name="P1"><text:span text:style-name="T6">2</text:span></text:p>
              </draw:text-box>
            </draw:frame>
            <draw:frame draw:style-name="gr19" draw:text-style-name="P10" draw:layer="layout" svg:width="0.304cm" svg:height="0.47cm" svg:x="11.217cm" svg:y="18.267cm">
              <draw:text-box>
                <text:p text:style-name="P1"><text:span text:style-name="T6">3</text:span></text:p>
              </draw:text-box>
            </draw:frame>
            <draw:line draw:style-name="gr20" draw:text-style-name="P11" draw:layer="layout" svg:x1="11.223cm" svg:y1="18.214cm" svg:x2="11.505cm" svg:y2="18.214cm">
              <text:p/>
            </draw:line>
          </draw:g>
          <draw:frame draw:style-name="gr21" draw:text-style-name="P9" draw:layer="layout" svg:width="3.852cm" svg:height="0.997cm" svg:x="3.498cm" svg:y="13.183cm">
            <draw:text-box>
              <text:p text:style-name="P8"><text:span text:style-name="T7">Données </text:span></text:p>
              <text:p text:style-name="P8"><text:span text:style-name="T7">du problè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StarSymbol" svg:font-family="Star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054" draw:display-name="Dashed (var) 4054" draw:style="rect" draw:dots1="1" draw:dots1-length="0.001cm" draw:dots2="1" draw:dots2-length="0.001cm" draw:distance="0.001cm"/>
    <draw:stroke-dash draw:name="Dashed_20__28_var_29__20_4055" draw:display-name="Dashed (var) 4055" draw:style="rect" draw:dots1="1" draw:dots1-length="0.001cm" draw:dots2="1" draw:dots2-length="0.001cm" draw:distance="0.001cm"/>
    <draw:stroke-dash draw:name="Dashed_20__28_var_29__20_4056" draw:display-name="Dashed (var) 4056" draw:style="rect" draw:dots1="1" draw:dots1-length="0.001cm" draw:dots2="1" draw:dots2-length="0.001cm" draw:distance="0.001cm"/>
    <draw:stroke-dash draw:name="Dashed_20__28_var_29__20_4057" draw:display-name="Dashed (var) 4057" draw:style="rect" draw:dots1="1" draw:dots1-length="0.001cm" draw:dots2="1" draw:dots2-length="0.001cm" draw:distance="0.001cm"/>
    <draw:stroke-dash draw:name="Dashed_20__28_var_29__20_4058" draw:display-name="Dashed (var) 4058" draw:style="rect" draw:dots1="1" draw:dots1-length="0.001cm" draw:dots2="1" draw:dots2-length="0.001cm" draw:distance="0.001cm"/>
    <draw:stroke-dash draw:name="Dashed_20__28_var_29__20_4059" draw:display-name="Dashed (var) 4059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2:41:33.946239859</meta:creation-date>
    <dc:date>2018-05-13T12:46:55.580859682</dc:date>
    <meta:editing-duration>PT5M22S</meta:editing-duration>
    <meta:editing-cycles>1</meta:editing-cycles>
    <meta:document-statistic meta:object-count="30"/>
    <meta:generator>LibreOffice/6.0.0.3$MacOSX_X86_64 LibreOffice_project/64a0f66915f38c6217de274f0aa8e15618924765</meta:generator>
  </office:meta>
</office:document-meta>
</file>